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82cm" fo:min-width="2.501cm" loext:decorative="false"/>
      <style:paragraph-properties style:writing-mode="lr-tb"/>
    </style:style>
    <style:style style:name="gr2" style:family="graphic" style:parent-style-name="standard">
      <style:graphic-properties draw:fill-color="#ffffd7" draw:textarea-horizontal-align="justify" draw:textarea-vertical-align="middle" draw:auto-grow-height="false" fo:min-height="1.782cm" fo:min-width="2.501cm" loext:decorative="false"/>
      <style:paragraph-properties style:writing-mode="lr-tb"/>
    </style:style>
    <style:style style:name="gr3" style:family="graphic" style:parent-style-name="standard">
      <style:graphic-properties draw:fill-color="#afd095" draw:textarea-horizontal-align="justify" draw:textarea-vertical-align="middle" draw:auto-grow-height="false" fo:min-height="1.782cm" fo:min-width="2.501cm" loext:decorative="false"/>
      <style:paragraph-properties style:writing-mode="lr-tb"/>
    </style:style>
    <style:style style:name="gr4" style:family="graphic" style:parent-style-name="objectwithoutfill">
      <style:graphic-properties draw:marker-end="Стили_20_стрелок_20_3" draw:marker-end-width="0.3cm" draw:fill="none" draw:textarea-vertical-align="middle" loext:decorative="false"/>
      <style:paragraph-properties style:writing-mode="lr-tb"/>
    </style:style>
    <style:style style:name="gr5" style:family="graphic" style:parent-style-name="objectwithoutfill">
      <style:graphic-properties draw:marker-end="Стили_20_стрелок_20_4" draw:marker-end-width="0.3cm" draw:fill="none" draw:textarea-vertical-align="middle" loext:decorative="false"/>
      <style:paragraph-properties style:writing-mode="lr-tb"/>
    </style:style>
    <style:style style:name="gr6" style:family="graphic" style:parent-style-name="objectwithoutfill">
      <style:graphic-properties draw:marker-end="Стили_20_стрелок_20_6" draw:marker-end-width="0.3cm" draw:fill="none" draw:textarea-vertical-align="middle" loext:decorative="false"/>
      <style:paragraph-properties style:writing-mode="lr-tb"/>
    </style:style>
    <style:style style:name="gr7" style:family="graphic" style:parent-style-name="objectwithoutfill">
      <style:graphic-properties draw:marker-end="Стили_20_стрелок_20_7" draw:marker-end-width="0.3cm" draw:fill="none" draw:textarea-vertical-align="middle" loext:decorative="false"/>
      <style:paragraph-properties style:writing-mode="lr-tb"/>
    </style:style>
    <style:style style:name="gr8" style:family="graphic" style:parent-style-name="standard">
      <style:graphic-properties draw:fill-color="#ff972f" draw:textarea-horizontal-align="justify" draw:textarea-vertical-align="middle" draw:auto-grow-height="false" fo:min-height="1.782cm" fo:min-width="2.501cm" loext:decorative="false"/>
      <style:paragraph-properties style:writing-mode="lr-tb"/>
    </style:style>
    <style:style style:name="gr9" style:family="graphic" style:parent-style-name="objectwithoutfill">
      <style:graphic-properties draw:marker-end="Стили_20_стрелок_20_8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Стили_20_стрелок_20_9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Стили_20_стрелок_20_10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Стили_20_стрелок_20_11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-color="#ffffd7"/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loext:graphic-properties draw:fill-color="#afd095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size="8pt" style:font-size-asian="8pt" style:font-size-complex="8pt"/>
    </style:style>
    <style:style style:name="P8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9" style:family="paragraph">
      <loext:graphic-properties draw:fill-color="#ff972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name="Web-server" draw:style-name="gr1" draw:text-style-name="P2" xml:id="id1" draw:id="id1" draw:layer="layout" svg:width="3cm" svg:height="3.25cm" svg:x="3cm" svg:y="1cm">
          <text:p text:style-name="P1"><text:span text:style-name="T1">Web</text:span></text:p>
          <text:p text:style-name="P1"><text:span text:style-name="T2">Nginx</text:span></text:p>
          <text:p text:style-name="P1"><text:span text:style-name="T2">Apache</text:span></text:p>
          <text:p text:style-name="P1"><text:span text:style-name="T2">MySQL Source</text:span></text:p>
          <draw:enhanced-geometry svg:viewBox="0 0 88 21600" draw:glue-points="44 ?f6 44 0 0 10800 44 21600 88 10800" draw:text-areas="0 ?f6 88 ?f3" draw:type="can" draw:modifiers="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xml:id="id2" draw:id="id2" draw:layer="layout" svg:width="3cm" svg:height="3.25cm" svg:x="14.25cm" svg:y="1cm">
          <text:p text:style-name="P2"><text:span text:style-name="T1">MySQL</text:span><text:span text:style-name="T2"> Replica</text:span></text:p>
          <draw:enhanced-geometry svg:viewBox="0 0 88 21600" draw:glue-points="44 ?f6 44 0 0 10800 44 21600 88 10800" draw:text-areas="0 ?f6 88 ?f3" draw:type="can" draw:modifiers="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xml:id="id4" draw:id="id4" draw:layer="layout" svg:width="3cm" svg:height="3.25cm" svg:x="9.058cm" svg:y="10.5cm">
          <text:p text:style-name="P2"><text:span text:style-name="T1">Monitoring</text:span></text:p>
          <text:p text:style-name="P2"><text:span text:style-name="T2">Prometheus, Grafana</text:span></text:p>
          <draw:enhanced-geometry svg:viewBox="0 0 88 21600" draw:glue-points="44 ?f6 44 0 0 10800 44 21600 88 10800" draw:text-areas="0 ?f6 88 ?f3" draw:type="can" draw:modifiers="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5" xml:id="id3" draw:id="id3" draw:layer="layout" svg:width="3cm" svg:height="3.25cm" svg:x="9cm" svg:y="5cm">
          <text:p text:style-name="P4"><text:span text:style-name="T1">Backups</text:span></text:p>
          <draw:enhanced-geometry svg:viewBox="0 0 88 21600" draw:glue-points="44 ?f6 44 0 0 10800 44 21600 88 10800" draw:text-areas="0 ?f6 88 ?f3" draw:type="can" draw:modifiers="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6" draw:layer="layout" draw:type="line" svg:x1="6cm" svg:y1="2.625cm" svg:x2="14.25cm" svg:y2="2.625cm" draw:start-shape="id1" draw:start-glue-point="8" draw:end-shape="id2" draw:end-glue-point="6" svg:d="M6000 2625h8250" svg:viewBox="0 0 8251 1">
          <text:p text:style-name="P1"><text:span text:style-name="T3">MySQL binlogs</text:span></text:p>
        </draw:connector>
        <draw:connector draw:style-name="gr5" draw:text-style-name="P8" draw:layer="layout" draw:type="line" svg:x1="14.25cm" svg:y1="2.625cm" svg:x2="10.5cm" svg:y2="5cm" draw:start-shape="id2" draw:start-glue-point="6" draw:end-shape="id3" draw:end-glue-point="5" svg:d="M14250 2625l-3750 2375" svg:viewBox="0 0 3751 2376">
          <text:p text:style-name="P7"><text:span text:style-name="T3">MySQL dumps,</text:span></text:p>
          <text:p text:style-name="P7"><text:span text:style-name="T3">binlogs</text:span></text:p>
        </draw:connector>
        <draw:connector draw:style-name="gr6" draw:text-style-name="P8" draw:layer="layout" draw:type="line" svg:x1="9cm" svg:y1="6.625cm" svg:x2="4.5cm" svg:y2="4.25cm" draw:start-shape="id3" draw:start-glue-point="6" draw:end-shape="id1" draw:end-glue-point="7" svg:d="M9000 6625l-4500-2375" svg:viewBox="0 0 4501 2376">
          <text:p text:style-name="P1"><text:span text:style-name="T3">Restore data, configs</text:span></text:p>
        </draw:connector>
        <draw:connector draw:style-name="gr7" draw:text-style-name="P8" draw:layer="layout" draw:type="line" svg:x1="6cm" svg:y1="2.625cm" svg:x2="10.5cm" svg:y2="5cm" draw:start-shape="id1" draw:start-glue-point="8" draw:end-shape="id3" draw:end-glue-point="5" svg:d="M6000 2625l4500 2375" svg:viewBox="0 0 4501 2376">
          <text:p text:style-name="P7"><text:span text:style-name="T3">Nginx, Apache, Wordpress</text:span></text:p>
          <text:p text:style-name="P7"><text:span text:style-name="T3">Data backups</text:span></text:p>
        </draw:connector>
        <draw:custom-shape draw:style-name="gr8" draw:text-style-name="P9" xml:id="id5" draw:id="id5" draw:layer="layout" svg:width="3cm" svg:height="3.25cm" svg:x="3cm" svg:y="10.5cm">
          <text:p text:style-name="P2"><text:span text:style-name="T1">Logs</text:span></text:p>
          <text:p text:style-name="P2"><text:span text:style-name="T2">ELK</text:span></text:p>
          <draw:enhanced-geometry svg:viewBox="0 0 88 21600" draw:glue-points="44 ?f6 44 0 0 10800 44 21600 88 10800" draw:text-areas="0 ?f6 88 ?f3" draw:type="can" draw:modifiers="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9" draw:text-style-name="P6" draw:layer="layout" draw:type="line" svg:x1="4.5cm" svg:y1="4.25cm" svg:x2="10.558cm" svg:y2="10.5cm" draw:start-shape="id1" draw:start-glue-point="7" draw:end-shape="id4" draw:end-glue-point="5" svg:d="M4500 4250l6058 6250" svg:viewBox="0 0 6059 6251">
          <text:p/>
        </draw:connector>
        <draw:connector draw:style-name="gr10" draw:text-style-name="P6" draw:layer="layout" draw:type="line" svg:x1="15.75cm" svg:y1="4.25cm" svg:x2="10.558cm" svg:y2="10.5cm" draw:start-shape="id2" draw:end-shape="id4" draw:end-glue-point="5" svg:d="M15750 4250l-5192 6250" svg:viewBox="0 0 5193 6251">
          <text:p/>
        </draw:connector>
        <draw:connector draw:style-name="gr11" draw:text-style-name="P6" draw:layer="layout" draw:type="line" svg:x1="6cm" svg:y1="12.125cm" svg:x2="9.058cm" svg:y2="12.125cm" draw:start-shape="id5" draw:start-glue-point="8" draw:end-shape="id4" draw:end-glue-point="6" svg:d="M6000 12125h3058" svg:viewBox="0 0 3059 1">
          <text:p/>
        </draw:connector>
        <draw:connector draw:style-name="gr12" draw:text-style-name="P6" draw:layer="layout" draw:type="line" svg:x1="4.5cm" svg:y1="4.25cm" svg:x2="4.5cm" svg:y2="10.5cm" draw:start-shape="id1" draw:start-glue-point="7" draw:end-shape="id5" draw:end-glue-point="5" svg:d="M4500 4250v6250" svg:viewBox="0 0 1 625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guide-distance="0.6cm" draw:start-guide="0.7cm" draw:end-guide="0.7cm" draw:unit="automatic" draw:show-unit="false" draw:placing="below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draw:fill="none" draw:start-line-spacing-horizontal="1.5cm" draw:start-line-spacing-vertical="1.2cm" draw:end-line-spacing-horizontal="1.4cm" draw:end-line-spacing-vertical="1.1cm" draw:line-distance="1.2cm" draw:guide-overhang="1cm" draw:measure-align="inside" draw:measure-vertical-align="center"/>
      <style:paragraph-properties fo:margin-left="0.2cm" fo:margin-right="0cm" fo:text-indent="0cm" loext:tab-stop-distance="0cm">
        <style:tab-stops/>
      </style:paragraph-properties>
      <style:text-properties fo:font-size="10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22:06:14.124627812</meta:creation-date>
    <dc:date>2024-11-21T23:20:24.852114864</dc:date>
    <meta:editing-duration>PT16M40S</meta:editing-duration>
    <meta:editing-cycles>4</meta:editing-cycles>
    <meta:generator>LibreOffice/24.8.2.1$Linux_X86_64 LibreOffice_project/480$Build-1</meta:generator>
    <meta:print-date>2024-11-21T23:20:53.998601924</meta:print-date>
    <meta:printed-by>Файлы PDF</meta:printed-by>
    <meta:document-statistic meta:object-count="13"/>
  </office:meta>
</office:document-meta>
</file>